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eec" officeooo:paragraph-rsid="00190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alia Egoro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1:00:51.191011323</meta:creation-date>
    <dc:date>2023-03-22T11:01:12.082741948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3.7.2$Linux_X86_64 LibreOffice_project/30$Build-2</meta:generator>
  </office:meta>
</office:document-meta>
</file>